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d639d" officeooo:paragraph-rsid="000d639d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style:font-name="Times New Roman" officeooo:rsid="000e18cb" officeooo:paragraph-rsid="000e18cb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d639d" officeooo:paragraph-rsid="000d639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e18cb" officeooo:paragraph-rsid="000e18cb" style:font-weight-asian="bold" style:font-weight-complex="bold"/>
    </style:style>
    <style:style style:name="T1" style:family="text">
      <style:text-properties officeooo:rsid="000e18cb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ítulo: </text:span>CRUD de empleados mediante una API RESTful</text:p>
      <text:p text:style-name="P1"/>
      <text:p text:style-name="P3">Descripción:</text:p>
      <text:p text:style-name="P1">Como administrador del sistema, quiero una <text:span text:style-name="T1">API RESTful en .NET que se conecte a SQL Server para gestionar empleados (crear, leer, actualizar y borrar) y pueda ser consumida por otras aplicaciones, facilitando la gestión de la información de empleados sin necesidad de una interfaz frontend.</text:span></text:p>
      <text:p text:style-name="P1"/>
      <text:p text:style-name="P4">Criterios de Aceptación:</text:p>
      <text:list text:style-name="L2">
        <text:list-item>
          <text:p text:style-name="P2">El API debe permitir la creación de nuevos empleados.</text:p>
        </text:list-item>
        <text:list-item>
          <text:p text:style-name="P2">El API debe permitir la lectura de la información de los empleados.</text:p>
        </text:list-item>
        <text:list-item>
          <text:p text:style-name="P2">El API debe permitir la actualización parcial o total de la información de los empleados.</text:p>
        </text:list-item>
        <text:list-item>
          <text:p text:style-name="P2">El API debe permitir la eliminación de empleados.</text:p>
        </text:list-item>
        <text:list-item>
          <text:p text:style-name="P2">El API debe estar documentada utilizando Swagger.</text:p>
        </text:list-item>
        <text:list-item>
          <text:p text:style-name="P2">El API debe conectarse a una base de datos SQL Ser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4:58:55.024000000</meta:creation-date>
    <dc:date>2024-07-25T15:18:25.761000000</dc:date>
    <meta:editing-duration>PT19M30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0" meta:word-count="125" meta:character-count="749" meta:non-whitespace-character-count="640"/>
  </office:meta>
</office:document-meta>
</file>